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9e32" officeooo:paragraph-rsid="00109e61"/>
    </style:style>
    <style:style style:name="P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0f9e32" officeooo:paragraph-rsid="000f9e32"/>
    </style:style>
    <style:style style:name="P3" style:family="paragraph" style:parent-style-name="Heading_20_3">
      <style:text-properties officeooo:rsid="00109e61" officeooo:paragraph-rsid="00109e61"/>
    </style:style>
    <style:style style:name="P4" style:family="paragraph" style:parent-style-name="Text_20_body">
      <style:text-properties officeooo:rsid="00109e61" officeooo:paragraph-rsid="00109e61"/>
    </style:style>
    <style:style style:name="P5" style:family="paragraph" style:parent-style-name="Text_20_body">
      <style:paragraph-properties fo:text-align="center" style:justify-single-word="false"/>
      <style:text-properties officeooo:rsid="00109e61" officeooo:paragraph-rsid="00109e61"/>
    </style:style>
    <style:style style:name="P6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0f9e32"/>
    </style:style>
    <style:style style:name="P7" style:family="paragraph" style:parent-style-name="Title">
      <style:text-properties officeooo:rsid="00109e61" officeooo:paragraph-rsid="00109e61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ideogiochi per piattaforma</text:p>
      <text:p text:style-name="P5">Alessio Pellegrino</text:p>
      <text:p text:style-name="P5">0000873988</text:p>
      <text:p text:style-name="P5">alessio.pellegrino@studio.unibo.it</text:p>
      <text:p text:style-name="P5"/>
      <text:p text:style-name="P5">William Arnone</text:p>
      <text:p text:style-name="P5">0000874588</text:p>
      <text:p text:style-name="P5">william.arnone@studio.unibo.it (?)</text:p>
      <text:h text:style-name="P1" text:outline-level="1"/>
      <text:h text:style-name="Heading_20_2" text:outline-level="2">Indice</text:h>
      <text:h text:style-name="P3" text:outline-level="3">Argomento<text:tab/><text:tab/><text:tab/><text:tab/><text:tab/><text:tab/><text:tab/><text:tab/><text:tab/><text:tab/> <text:s text:c="6"/>pagina</text:h>
      <text:p text:style-name="P4">1. Analisi dei requisiti</text:p>
      <text:p text:style-name="P4"><text:tab/>a. <text:s/><text:span text:style-name="T1">Requisiti </text:span>espressi <text:span text:style-name="T1">in linguaggio naturale</text:span></text:p>
      <text:h text:style-name="P1" text:outline-level="1"/>
      <text:h text:style-name="P1" text:outline-level="1">1. Analisi dei requisiti</text:h>
      <text:h text:style-name="P2" text:outline-level="2">1a. Requisiti <text:span text:style-name="T2">espressi</text:span> in linguaggio naturale </text:h>
      <text:p text:style-name="P6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ma ed essere coinvolta in quanto publisher o sviluppatore in più prodotti. Per ogni piattaforma si vuole conoscere il nome, la data di uscita ed il supporto (se ancora è prodotta o giochi vengono sviluppati per essa), nel caso di console; mentre nel caso dello store pc si vuole identificare i sistemi operativi con cui è compatibile e il nome dello store. Ogni gioco può avere uno o più designer caratterizzati da nome, cognome, data di nascita, nazione ed identificat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text:span text:style-name="T1">(Per poter dare un voto al gioco o software ogni utente deve avere un nikname unico ed esprimere il proprio voto esclusivamente per un gioco per volta)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07T18:46:16.185039476</dc:date>
    <meta:editing-duration>PT6M56S</meta:editing-duration>
    <meta:editing-cycles>1</meta:editing-cycles>
    <meta:document-statistic meta:table-count="0" meta:image-count="0" meta:object-count="0" meta:page-count="2" meta:paragraph-count="14" meta:word-count="307" meta:character-count="1999" meta:non-whitespace-character-count="1684"/>
    <meta:generator>LibreOffice/7.0.3.1$Linux_X86_64 LibreOffice_project/00$Build-1</meta:generator>
  </office:meta>
</office:document-meta>
</file>